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8eaed" loext:opacity="100%" style:font-name="Calibri" fo:font-size="12pt" fo:letter-spacing="normal" fo:font-style="normal" fo:font-weight="normal" style:font-size-asian="12pt" style:font-size-complex="12pt" loext:padding="0cm" loext:border="none"/>
    </style:style>
    <style:style style:name="P2" style:family="paragraph" style:parent-style-name="Standard">
      <style:text-properties style:font-name="Calibri" fo:font-size="12pt" officeooo:rsid="0008592f" officeooo:paragraph-rsid="0008592f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08592f" style:font-size-asian="12pt" style:font-size-complex="12pt"/>
    </style:style>
    <style:style style:name="T1" style:family="text">
      <style:text-properties officeooo:rsid="0008592f"/>
    </style:style>
    <style:style style:name="T2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8592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ényegében ugyan azt a feladatott fogjuk csinálni.</text:p>
      <text:p text:style-name="P2"/>
      <text:p text:style-name="P3"><text:span text:style-name="T1">Attila a </text:span><text:span text:style-name="T2">Birmingham</text:span><text:span text:style-name="T3">i résszel foglalkozik. Ádám a Londoni résszel fog foglalkozni.</text:span></text:p>
      <text:p text:style-name="P3"><text:span text:style-name="T3"/></text:p>
      <text:p text:style-name="P2"><text:span text:style-name="T2">1.hét(11.08)</text:span></text:p>
      <text:p text:style-name="P2"><text:span text:style-name="T2">Attila:Beállítja a DHCP-ket és az alhálózatokat</text:span></text:p>
      <text:p text:style-name="P2"><text:span text:style-name="T2">Ádám:Beállítja a DHCP-ket és az alhálózatokat</text:span></text:p>
      <text:p text:style-name="P2"><text:span text:style-name="T2"/></text:p>
      <text:p text:style-name="P2"><text:span text:style-name="T2">2.hét(11.22)</text:span></text:p>
      <text:p text:style-name="P2"><text:span text:style-name="T2">Attila:Beállítja a RIPv4-et</text:span></text:p>
      <text:p text:style-name="P2"><text:span text:style-name="T2">Ádám:Beállítja a RIPv4-et</text:span></text:p>
      <text:p text:style-name="P2"><text:span text:style-name="T2"/></text:p>
      <text:p text:style-name="P2"><text:span text:style-name="T2">3.hét(12.06)</text:span></text:p>
      <text:p text:style-name="P2"><text:span text:style-name="T2">Attila:Összekapcsoljuk a 2 telephelyünket a szerverek által </text:span></text:p>
      <text:p text:style-name="P2"><text:span text:style-name="T2">Ádám:Összekapcsoljuk a 2 telephelyünket a szerverek által </text:span></text:p>
      <text:p text:style-name="P2"><text:span text:style-name="T2"/></text:p>
      <text:p text:style-name="P2"><text:span text:style-name="T2">4.hét(12.20)</text:span></text:p>
      <text:p text:style-name="P2"><text:span text:style-name="T2">A dokumentációval foglalkozunk a leadási határidőig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8:11:55.619000000</meta:creation-date>
    <dc:date>2023-10-24T18:47:34.501000000</dc:date>
    <meta:editing-duration>PT35M39S</meta:editing-duration>
    <meta:editing-cycles>1</meta:editing-cycles>
    <meta:document-statistic meta:table-count="0" meta:image-count="0" meta:object-count="0" meta:page-count="1" meta:paragraph-count="13" meta:word-count="60" meta:character-count="493" meta:non-whitespace-character-count="444"/>
    <meta:generator>LibreOffice/7.5.4.2$Windows_X86_64 LibreOffice_project/36ccfdc35048b057fd9854c757a8b67ec53977b6</meta:generator>
  </office:meta>
</office:document-meta>
</file>